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docs.google.com/spreadsheets/d/1ZE-I8ut8LxGhAtTf9Nt0XHb0EVY32UjGaMYyLHfQmPc/edit#gid=2106073455" text:style-name="Internet_20_link" text:visited-style-name="Visited_20_Internet_20_Link">https://docs.google.com/spreadsheets/d/1ZE-I8ut8LxGhAtTf9Nt0XHb0EVY32UjGaMYyLHfQmPc/edit#gid=210607355</text:a></text:p>
      <text:p text:style-name="Standard"/>
      <text:p text:style-name="Standard"/>
      <text:p text:style-name="Standard">https://docs.google.com/forms/d/e/1FAIpQLScOPbnlMYYGnF9FiatcsbvgnbUCZKzY9EdcCYgIS3NP7SRLkA/viewfor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21:19:00.228310810</meta:creation-date>
    <dc:date>2021-04-12T10:47:23.186064418</dc:date>
    <meta:editing-duration>PT13H18M12S</meta:editing-duration>
    <meta:editing-cycles>1</meta:editing-cycles>
    <meta:document-statistic meta:table-count="0" meta:image-count="0" meta:object-count="0" meta:page-count="1" meta:paragraph-count="2" meta:word-count="2" meta:character-count="201" meta:non-whitespace-character-count="201"/>
    <meta:generator>LibreOffice/6.4.6.2$Linux_X86_64 LibreOffice_project/40$Build-2</meta:generator>
  </office:meta>
</office:document-meta>
</file>